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66in" fo:text-indent="-0.25in" fo:margin-left="0.5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66in" fo:text-indent="-0.25in" fo:margin-left="0.7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66in" fo:text-indent="-0.25in" fo:margin-left="1.0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66in" fo:text-indent="-0.25in" fo:margin-left="1.2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66in" fo:text-indent="-0.25in" fo:margin-left="1.5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66in" fo:text-indent="-0.25in" fo:margin-left="1.7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66in" fo:text-indent="-0.25in" fo:margin-left="2.0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66in" fo:text-indent="-0.25in" fo:margin-left="2.2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66in" fo:text-indent="-0.25in" fo:margin-left="2.5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66in" fo:text-indent="-0.25in" fo:margin-left="2.786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ick Start for X-Plane/Direct</text:p>
      <text:p text:style-name="P1"/>
      <text:p text:style-name="P4"/>
      <text:p text:style-name="P4">What is X-Plane Direct?</text:p>
      <text:p text:style-name="P2"/>
      <text:p text:style-name="P2">X-Plane/Direct was created to provide an easy-to-use library for Arduino programmers to simplify the connection from their Arduino boards to X-plane flight simulator. <text:s/>It handles all communications with X-Plane via the USB serial port. <text:s/>It allows registration and read/write capability for X-Plane Datarefs and X-Plane Commands.</text:p>
      <text:p text:style-name="P2"/>
      <text:p text:style-name="P4">Installation</text:p>
      <text:p text:style-name="P4"/>
      <text:p text:style-name="P5">X-Plane/Direct includes two components. <text:s/></text:p>
      <text:p text:style-name="P5"/>
      <text:list xml:id="list1226139824007616198" text:style-name="L1">
        <text:list-item>
          <text:p text:style-name="P6"><text:span text:style-name="T1">X-Plane/Direct Plug-in:</text:span> <text:s/>This plug-in searches for X-Plane/Direct arduino modules that are attached to USB ports on your computer, then handles registration and communications regarding X-Plane Datarefs and <text:s/>X-Plane commands. <text:s/>After downloading a current version from the repository (<text:a xlink:type="simple" xlink:href="http://www.patreon.com/curiosityworkshop" text:style-name="Internet_20_link" text:visited-style-name="Visited_20_Internet_20_Link">www.patreon.com/curiosityworkshop</text:a>) you will need to extract the XPLDirect folder and copy it into the resources/plugins directory of your X-Plane installation. <text:s/>The next time X-Plane loads, it will see the plug-in and it will be active.</text:p>
        </text:list-item>
      </text:list>
      <text:p text:style-name="P5"/>
      <text:list xml:id="list30720202" text:continue-numbering="true" text:style-name="L1">
        <text:list-item>
          <text:p text:style-name="P7">X-Plane/Direct Arduino Library: <text:s/><text:span text:style-name="T2">This library will be included into your Arduino Sketches and includes all of the necessary functionality to communicate with X-Plane via the plug-in. <text:s/>After downloading a current version from the repository you will need to extract the XPLDirect folder and copy it into the “libraries” folder of your Arduino Sketch folder.</text:span></text:p>
        </text:list-item>
        <text:list-item>
          <text:p text:style-name="P7"><text:span text:style-name="T2"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2T14:16:13.70</meta:creation-date>
    <meta:document-statistic meta:table-count="0" meta:image-count="0" meta:object-count="0" meta:page-count="1" meta:paragraph-count="7" meta:word-count="187" meta:character-count="1312"/>
    <dc:date>2020-12-04T10:51:26.25</dc:date>
    <meta:editing-duration>P1DT20H4M21S</meta:editing-duration>
    <meta:editing-cycles>1</meta:editing-cycles>
    <meta:generator>OpenOffice/4.1.0$Win32 OpenOffice.org_project/410m18$Build-9764</meta:generator>
  </office:meta>
</office:document-meta>
</file>